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2">
            <text:p>Beta-30160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000.0">
            <text:p>200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48">
            <text:p>-0.4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51909">
            <text:p>Beta-351909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730.0">
            <text:p>7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7">
            <text:p>-2.1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2">
            <text:p>SUERC-3945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689.0">
            <text:p>689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36">
            <text:p>-1.3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8">
            <text:p>SUERC-39448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953.0">
            <text:p>1953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9">
            <text:p>-0.3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7">
            <text:p>SUERC-39447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78.0">
            <text:p>1378.0</text:p>
          </table:table-cell>
          <table:table-cell office:value-type="float" office:value="36.0">
            <text:p>3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7">
            <text:p>-0.1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5">
            <text:p>SUERC-39445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1762.0">
            <text:p>1762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4">
            <text:p>SUERC-39444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1437.0">
            <text:p>1437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1">
            <text:p>-1.2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3">
            <text:p>SUERC-39443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996.0">
            <text:p>99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3">
            <text:p>SUERC-3945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481.0">
            <text:p>2481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9">
            <text:p>-2.5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2">
            <text:p>UBA-2617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59.0">
            <text:p>1359.0</text:p>
          </table:table-cell>
          <table:table-cell office:value-type="float" office:value="34.0">
            <text:p>3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3">
            <text:p>Beta-30160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720.0">
            <text:p>27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1">
            <text:p>Beta-301601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1">
            <text:p>UBA-26171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98.0">
            <text:p>1398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0">
            <text:p>UBA-26170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220.0">
            <text:p>1220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4">
            <text:p>SUERC-39454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560.0">
            <text:p>2560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68">
            <text:p>UBA-26168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748.0">
            <text:p>748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4">
            <text:p>-0.74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69">
            <text:p>UBA-26169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278.0">
            <text:p>1278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6">
            <text:p>UBA-26176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921.0">
            <text:p>2921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3">
            <text:p>UBA-2617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963.0">
            <text:p>1963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3">
            <text:p>-1.53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4">
            <text:p>UBA-26174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370.0">
            <text:p>2370.0</text:p>
          </table:table-cell>
          <table:table-cell office:value-type="float" office:value="34.0">
            <text:p>3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">
            <text:p>-1.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5">
            <text:p>UBA-26175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929.0">
            <text:p>2929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1">
            <text:p>-2.3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